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PreProcessingTool (PreProcTool)</text:p>
      <text:p text:style-name="P1">Johannes Liem</text:p>
      <text:h text:style-name="Heading_20_1" text:outline-level="1">Introduction</text:h>
      <text:h text:style-name="Heading_20_2" text:outline-level="2">Description</text:h>
      <text:p text:style-name="Text_20_body">The PreProcTool is a commandline tool, that generates a visualization webapplication of LANDIS-II model data. </text:p>
      <text:h text:style-name="Heading_20_2" text:outline-level="2">Installation</text:h>
      <text:p text:style-name="Text_20_body">Download the MSI-Installer <text:span text:style-name="T1">LandisPreProcToolInstaller.msi</text:span> (<text:a xlink:type="simple" xlink:href="https://github.com/LANDIS-II-Visualization/LandisVisualizationInstaller">https://github.com/LANDIS-II-Visualization/LandisVisualizationInstaller</text:a>)</text:p>
      <text:list xml:id="list30597654" text:style-name="L1">
        <text:list-item>
          <text:p text:style-name="P2">Important: for the isntallation you have to use a windows administrator account</text:p>
        </text:list-item>
        <text:list-item>
          <text:p text:style-name="P2">double-click the installer</text:p>
        </text:list-item>
        <text:list-item>
          <text:p text:style-name="P2">click Next</text:p>
        </text:list-item>
        <text:list-item>
          <text:p text:style-name="P2">Select a install destination ore use the default install folder &gt; Next</text:p>
        </text:list-item>
        <text:list-item>
          <text:p text:style-name="P2">click Install</text:p>
        </text:list-item>
        <text:list-item>
          <text:p text:style-name="P2">this may take several minutes</text:p>
        </text:list-item>
        <text:list-item>
          <text:p text:style-name="P2">User Account Control popup: click Yes</text:p>
        </text:list-item>
        <text:list-item>
          <text:p text:style-name="P2">click Finish</text:p>
        </text:list-item>
      </text:list>
      <text:h text:style-name="Heading_20_3" text:outline-level="3">Uninstall</text:h>
      <text:list xml:id="list30670224" text:style-name="L2">
        <text:list-item>
          <text:p text:style-name="P3">Run the Installer</text:p>
        </text:list-item>
        <text:list-item>
          <text:p text:style-name="P3">click Next</text:p>
        </text:list-item>
        <text:list-item>
          <text:p text:style-name="P3">click the Remove Icon</text:p>
        </text:list-item>
        <text:list-item>
          <text:p text:style-name="P3">click Remove</text:p>
        </text:list-item>
        <text:list-item>
          <text:p text:style-name="P3">User Account Control popup: click Yes</text:p>
        </text:list-item>
        <text:list-item>
          <text:p text:style-name="P3">click Finish</text:p>
        </text:list-item>
      </text:list>
      <text:h text:style-name="Heading_20_1" text:outline-level="1">Usage</text:h>
      <text:p text:style-name="Text_20_body">Download <text:span text:style-name="T1">example_project.zip</text:span> (<text:a xlink:type="simple" xlink:href="https://github.com/LANDIS-II-Visualization/LandisVisualizationInstaller">https://github.com/LANDIS-II-Visualization/LandisVisualizationInstaller</text:a>)</text:p>
      <text:h text:style-name="Heading_20_2" text:outline-level="2">run_preproctool.bat</text:h>
      <text:p text:style-name="Text_20_body"/>
      <text:h text:style-name="Heading_20_2" text:outline-level="2"><text:soft-page-break/>project.xml</text:h>
      <text:p text:style-name="Text_20_body">The project xml-file contains all important configurations for the PreProcTool</text:p>
      <text:h text:style-name="Heading_20_3" text:outline-level="3">Project name</text:h>
      <text:h text:style-name="Heading_20_3" text:outline-level="3">Input</text:h>
      <text:h text:style-name="Heading_20_3" text:outline-level="3">Output</text:h>
      <text:h text:style-name="Heading_20_1" text:outline-level="1">Output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8M30S</meta:editing-duration>
    <meta:editing-cycles>31</meta:editing-cycles>
    <meta:generator>LibreOffice/3.3$Win32 LibreOffice_project/330m19$Build-8</meta:generator>
    <dc:date>2014-06-19T11:06:03.36</dc:date>
    <meta:document-statistic meta:table-count="0" meta:image-count="0" meta:object-count="0" meta:page-count="2" meta:paragraph-count="32" meta:word-count="140" meta:character-count="1030"/>
    <meta:user-defined meta:name="Info 1"/>
    <meta:user-defined meta:name="Info 2"/>
    <meta:user-defined meta:name="Info 3"/>
    <meta:user-defined meta:name="Info 4"/>
  </office:meta>
</office:document-meta>
</file>